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b5617" officeooo:paragraph-rsid="001b5617"/>
    </style:style>
    <style:style style:name="P2" style:family="paragraph" style:parent-style-name="Heading_20_1">
      <style:text-properties officeooo:rsid="001b5617" officeooo:paragraph-rsid="001b5617"/>
    </style:style>
    <style:style style:name="P3" style:family="paragraph" style:parent-style-name="Standard">
      <style:text-properties officeooo:rsid="00195d51" officeooo:paragraph-rsid="00195d51"/>
    </style:style>
    <style:style style:name="P4" style:family="paragraph" style:parent-style-name="Standard" style:list-style-name="L1">
      <style:text-properties officeooo:rsid="00195d51" officeooo:paragraph-rsid="00195d51"/>
    </style:style>
    <style:style style:name="P5" style:family="paragraph" style:parent-style-name="Standard" style:list-style-name="L1">
      <style:text-properties officeooo:rsid="001cb2b9" officeooo:paragraph-rsid="001cb2b9"/>
    </style:style>
    <style:style style:name="P6" style:family="paragraph" style:parent-style-name="Standard">
      <style:text-properties officeooo:rsid="001b5eb2" officeooo:paragraph-rsid="001b5eb2"/>
    </style:style>
    <style:style style:name="P7" style:family="paragraph" style:parent-style-name="Standard" style:list-style-name="L2">
      <style:text-properties officeooo:rsid="001b5eb2" officeooo:paragraph-rsid="001b5eb2"/>
    </style:style>
    <style:style style:name="T1" style:family="text">
      <style:text-properties officeooo:rsid="001cb2b9"/>
    </style:style>
    <style:style style:name="T2" style:family="text">
      <style:text-properties officeooo:rsid="001b5617"/>
    </style:style>
    <style:style style:name="T3" style:family="text">
      <style:text-properties officeooo:rsid="001b5eb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zzazione logica</text:p>
      <text:h text:style-name="P2" text:outline-level="1">1. <text:span text:style-name="T1">Syllabus corsi e c</text:span>ontenuti corsi <text:span text:style-name="T1">(Moodle)</text:span></text:h>
      <text:p text:style-name="P3"/>
      <text:list text:style-name="L1">
        <text:list-item>
          <text:p text:style-name="P4"><text:span text:style-name="T1">Syllabus</text:span><text:span text:style-name="T2">:</text:span> <text:a xlink:type="simple" xlink:href="https://didattica.unipd.it/off/2024/LT/SU/LE0606" text:style-name="Internet_20_link" text:visited-style-name="Visited_20_Internet_20_Link">https://didattica.unipd.it/off/2024/LT/SU/LE0606</text:a></text:p>
        </text:list-item>
        <text:list-item>
          <text:p text:style-name="P5">Tutti i corsi del DAMS: <text:a xlink:type="simple" xlink:href="https://ssu.elearning.unipd.it/course/index.php?categoryid=1089" text:style-name="Internet_20_link" text:visited-style-name="Visited_20_Internet_20_Link">https://ssu.elearning.unipd.it/course/index.php?categoryid=1089</text:a> </text:p>
        </text:list-item>
      </text:list>
      <text:p text:style-name="P3"/>
      <text:h text:style-name="Heading_20_1" text:outline-level="1">2. Analisi dei corsi periodo e<text:span text:style-name="T3">d</text:span> incontro con professore</text:h>
      <text:p text:style-name="P6"/>
      <text:list text:style-name="L2">
        <text:list-item>
          <text:p text:style-name="P7">Richiesta di testi in formato accessibile o PDF/A</text:p>
          <text:list>
            <text:list-item>
              <text:p text:style-name="P7">Eventuale richiesta a <text:a xlink:type="simple" xlink:href="mailto:documenti.formatoalternativo@unipd.it" text:style-name="Internet_20_link" text:visited-style-name="Visited_20_Internet_20_Link">documenti.formatoalternativo@unipd.it</text:a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8T10:09:25.825830700</meta:creation-date>
    <dc:date>2025-06-28T10:16:49.607954700</dc:date>
    <meta:editing-duration>PT7M23S</meta:editing-duration>
    <meta:editing-cycles>6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7" meta:word-count="42" meta:character-count="378" meta:non-whitespace-character-count="346"/>
  </office:meta>
</office:document-meta>
</file>